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in Window Overview</text:span><text:span text:style-name="T2"/></text:p>
      <text:p text:style-name="P1"><text:span text:style-name="T3">The main window of the Reticulum GUI is divided into several sections:</text:span></text:p>
      <text:list text:style-name="L2">
        <text:list-item>
          <text:p text:style-name="P2"><text:span text:style-name="T4">Frequency Combo Box: Select the frequency (433 MHz, 868 MHz, 915 MHz, or 2.4 GHz).</text:span></text:p>
        </text:list-item>
        <text:list-item>
          <text:p text:style-name="P2"><text:span text:style-name="T4">Spreading Factor Combo Box: Choose the spreading factor (7-12).</text:span></text:p>
        </text:list-item>
        <text:list-item>
          <text:p text:style-name="P2"><text:span text:style-name="T4">Coding Rate Combo Box: Select the coding rate (5-8).</text:span></text:p>
        </text:list-item>
        <text:list-item>
          <text:p text:style-name="P2"><text:span text:style-name="T4">Bandwidth Text Box: Enter the bandwidth in kHz.</text:span></text:p>
        </text:list-item>
        <text:list-item>
          <text:p text:style-name="P2"><text:span text:style-name="T4">Transmit Power Text Box: Enter the transmit power in dBm.</text:span></text:p>
        </text:list-item>
        <text:list-item>
          <text:p text:style-name="P2"><text:span text:style-name="T4">Jump Node Checkbox: Enable or disable the jump node feature.</text:span></text:p>
        </text:list-item>
        <text:list-item>
          <text:p text:style-name="P2"><text:span text:style-name="T4">Output Text Area: Displays logs and output messages.</text:span></text:p>
        </text:list-item>
        <text:list-item>
          <text:p text:style-name="P2"><text:span text:style-name="T4">Description Text Area: Displays additional instructions or information.</text:span></text:p>
        </text:list-item>
      </text:list>
      <text:p text:style-name="P3"><text:span text:style-name="T5">Buttons:</text:span><text:span text:style-name="T6"/></text:p>
      <text:list text:style-name="L4">
        <text:list-item>
          <text:p text:style-name="P4"><text:span text:style-name="T6">NomadNet: Run the NomadNet application.</text:span></text:p>
        </text:list-item>
        <text:list-item>
          <text:p text:style-name="P4"><text:span text:style-name="T6">MeshChat: Run the MeshChat application.</text:span></text:p>
        </text:list-item>
        <text:list-item>
          <text:p text:style-name="P4"><text:span text:style-name="T6">Terminal: Run the RNSD terminal.</text:span></text:p>
        </text:list-item>
        <text:list-item>
          <text:p text:style-name="P4"><text:span text:style-name="T6">Save: Save the current configuration as a profile.</text:span></text:p>
        </text:list-item>
        <text:list-item>
          <text:p text:style-name="P4"><text:span text:style-name="T6">Delete: Delete the selected profile.</text:span></text:p>
        </text:list-item>
        <text:list-item>
          <text:p text:style-name="P4"><text:span text:style-name="T6">Flash: Flash the detected ports.</text:span></text:p>
        </text:list-item>
        <text:list-item>
          <text:p text:style-name="P4"><text:span text:style-name="T6">Configuration Options</text:span></text:p>
        </text:list-item>
        <text:list-item>
          <text:p text:style-name="P4"><text:span text:style-name="T6">Frequency</text:span></text:p>
        </text:list-item>
        <text:list-item>
          <text:p text:style-name="P4"><text:span text:style-name="T6">Select the desired frequency from the dropdown menu.</text:span></text:p>
        </text:list-item>
      </text:list>
      <text:p text:style-name="P5"><text:span text:style-name="T6"/></text:p>
      <text:p text:style-name="P5"><text:span text:style-name="T7">Spreading Factor</text:span><text:span text:style-name="T8"/></text:p>
      <text:p text:style-name="P5"><text:span text:style-name="T8">Choose the spreading factor from the dropdown menu.</text:span></text:p>
      <text:p text:style-name="P5"><text:span text:style-name="T8"/></text:p>
      <text:p text:style-name="P5"><text:span text:style-name="T9">Coding Rate</text:span><text:span text:style-name="T10"/></text:p>
      <text:p text:style-name="P5"><text:span text:style-name="T10">Select the coding rate from the dropdown menu.</text:span></text:p>
      <text:p text:style-name="P5"><text:span text:style-name="T10"/></text:p>
      <text:p text:style-name="P5"><text:span text:style-name="T11">Bandwidth</text:span><text:span text:style-name="T12"/></text:p>
      <text:p text:style-name="P5"><text:span text:style-name="T12">Enter the bandwidth in kHz.</text:span></text:p>
      <text:p text:style-name="P5"><text:span text:style-name="T12"/></text:p>
      <text:p text:style-name="P5"><text:span text:style-name="T13">Transmit Power</text:span></text:p>
      <text:p text:style-name="P5"><text:span text:style-name="T14">Enter the transmit power in dBm.</text:span></text:p>
      <text:p text:style-name="P5"><text:span text:style-name="T14"/></text:p>
      <text:p text:style-name="P5"><text:span text:style-name="T15">Jump Node</text:span></text:p>
      <text:p text:style-name="P5"><text:span text:style-name="T16">Check or uncheck the box to enable or disable the jump node feature.</text:span></text:p>
      <text:p text:style-name="P5"><text:span text:style-name="T16"/></text:p>
      <text:p text:style-name="P5"><text:span text:style-name="T17">Saving and Loading Profiles</text:span><text:span text:style-name="T18"/></text:p>
      <text:p text:style-name="P5"><text:span text:style-name="T19">Saving a Profile</text:span><text:span text:style-name="T20"/></text:p>
      <text:p text:style-name="P5"><text:span text:style-name="T20">Enter the desired configuration settings.</text:span></text:p>
      <text:p text:style-name="P5"><text:span text:style-name="T20">Type a profile name in the "Profile Name" text box.</text:span></text:p>
      <text:p text:style-name="P5"><text:span text:style-name="T20">Click the "Save" button.</text:span></text:p>
      <text:p text:style-name="P5"><text:span text:style-name="T21">Loading a Profile</text:span><text:span text:style-name="T22"/></text:p>
      <text:p text:style-name="P5"><text:span text:style-name="T22">Select a profile from the dropdown menu.</text:span></text:p>
      <text:p text:style-name="P5"><text:span text:style-name="T22">The fields will be populated with the saved configuration.</text:span></text:p>
      <text:p text:style-name="P5"><text:span text:style-name="T23">Deleting a Profile</text:span><text:span text:style-name="T24"/></text:p>
      <text:p text:style-name="P5"><text:span text:style-name="T24">Select a profile from the dropdown menu.</text:span></text:p>
      <text:p text:style-name="P5"><text:span text:style-name="T24">Click the "Delete" button.</text:span></text:p>
      <text:p text:style-name="P5"><text:span text:style-name="T24"/></text:p>
      <text:p text:style-name="P5"><text:span text:style-name="T25">Running External Applications</text:span></text:p>
      <text:p text:style-name="P5"><text:span text:style-name="T25">NomadNet</text:span><text:span text:style-name="T26"/></text:p>
      <text:p text:style-name="P5"><text:span text:style-name="T26">Ensure the configuration settings are correct.</text:span></text:p>
      <text:p text:style-name="P5"><text:span text:style-name="T26">Click the "NomadNet" button to start the NomadNet application.</text:span></text:p>
      <text:p text:style-name="P5"><text:span text:style-name="T27">MeshChat</text:span></text:p>
      <text:p text:style-name="P5"><text:span text:style-name="T28">Ensure the configuration settings are correct.</text:span></text:p>
      <text:p text:style-name="P5"><text:span text:style-name="T28">Click the "MeshChat" button to start the MeshChat application.</text:span></text:p>
      <text:p text:style-name="P5"><text:span text:style-name="T29">Terminal</text:span><text:span text:style-name="T30"/></text:p>
      <text:p text:style-name="P5"><text:span text:style-name="T30">Ensure the configuration settings are correct.</text:span></text:p>
      <text:p text:style-name="P5"><text:span text:style-name="T30">Click the "Terminal" button to start the RNSD terminal, typically for jump nodes.</text:span></text:p>
      <text:p text:style-name="P5"><text:span text:style-name="T31">Flashing Ports</text:span><text:span text:style-name="T32"/></text:p>
      <text:p text:style-name="P5"><text:span text:style-name="T32">Click the "Flash" button.</text:span></text:p>
      <text:p text:style-name="P5"><text:span text:style-name="T32">The application will display the detected ports in the output text area.</text:span></text:p>
      <text:p text:style-name="P5"><text:span text:style-name="T32">Follow the prompts on the terminal to complete board flashing.</text:span></text:p>
      <text:p text:style-name="P5"><text:span text:style-name="T32"/></text:p>
      <text:p text:style-name="P5"><text:span text:style-name="T33">Troubleshooting</text:span><text:span text:style-name="T34"/></text:p>
      <text:p text:style-name="P5"><text:span text:style-name="T35">Common Issues</text:span><text:span text:style-name="T36"/></text:p>
      <text:p text:style-name="P5"><text:span text:style-name="T36">Incorrect Bandwidth or Transmit Power Format: Ensure the bandwidth and transmit power fields contain valid numbers.</text:span></text:p>
      <text:p text:style-name="P5"><text:span text:style-name="T36">Profile Name Already Exists: Use a unique profile name when saving a new profile.</text:span></text:p>
      <text:p text:style-name="P5"><text:span text:style-name="T36">Profile Cannot be Deleted: Default and "Select Profile" cannot be deleted.</text:span></text:p>
      <text:p text:style-name="P5"><text:span text:style-name="T37">Logs and Output</text:span><text:span text:style-name="T38"/></text:p>
      <text:p text:style-name="P5"><text:span text:style-name="T38">Check the output text area for logs and messages to diagnose issues.</text:span></text:p>
      <text:p text:style-name="P5"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